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cb67" officeooo:paragraph-rsid="0002cb67"/>
    </style:style>
    <style:style style:name="P2" style:family="paragraph" style:parent-style-name="Standard">
      <style:text-properties officeooo:rsid="0002cb67" officeooo:paragraph-rsid="0002cb67"/>
    </style:style>
    <style:style style:name="T1" style:family="text">
      <style:text-properties officeooo:rsid="0003a0c1"/>
    </style:style>
  </office:automatic-styles>
  <office:body>
    <office:text>
      <text:tracked-changes>
        <text:changed-region xml:id="ct82702304" text:id="ct82702304">
          <text:deletion>
            <office:change-info>
              <dc:creator>Unknown Author</dc:creator>
              <dc:date>2014-12-05T23:00:00</dc:date>
            </office:change-info>
            <text:p text:style-name="P1"><text:s/>One</text:p>
          </text:deletion>
        </text:changed-region>
        <text:changed-region xml:id="ct82440048" text:id="ct82440048">
          <text:deletion>
            <office:change-info>
              <dc:creator>Unknown Author</dc:creator>
              <dc:date>2014-12-05T23:00:00</dc:date>
            </office:change-info>
            <text:p text:style-name="P1"><text:s/>Two</text:p>
          </text:deletion>
        </text:changed-region>
        <text:changed-region xml:id="ct72133808" text:id="ct72133808">
          <text:deletion>
            <office:change-info>
              <dc:creator>Unknown Author</dc:creator>
              <dc:date>2014-12-05T23:00:00</dc:date>
            </office:change-info>
            <text:p text:style-name="P1"><text:s/>Three</text:p>
          </text:deletion>
        </text:changed-region>
        <text:changed-region xml:id="ct82411248" text:id="ct82411248">
          <text:insertion>
            <office:change-info>
              <dc:creator>Unknown Author</dc:creator>
              <dc:date>2014-12-05T23:00:00</dc:date>
            </office:change-info>
          </text:insertion>
        </text:changed-region>
        <text:changed-region xml:id="ct82291056" text:id="ct82291056">
          <text:insertion>
            <office:change-info>
              <dc:creator>Unknown Author</dc:creator>
              <dc:date>2014-12-05T23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One:<text:change text:change-id="ct82702304"/> Two Three Four</text:p>
      <text:p text:style-name="P1">Para Two: One<text:change text:change-id="ct82440048"/> Three Four</text:p>
      <text:p text:style-name="P1">Para Three: One Two<text:change text:change-id="ct72133808"/> Four</text:p>
      <text:p text:style-name="P1">Para Four: One Two Three Four</text:p>
      <text:p text:style-name="P1">Para Five: One Two Three Four<text:change-start text:change-id="ct82411248"/> <text:span text:style-name="T1">Five</text:span><text:change-end text:change-id="ct82411248"/></text:p>
      <text:p text:style-name="P1">Para Six: One Two Three Four<text:change-start text:change-id="ct82291056"/> <text:span text:style-name="T1">Five</text:span><text:change-end text:change-id="ct82291056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22:45:21.710748239</meta:creation-date>
    <dc:date>2014-12-05T23:01:12.978197816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35" meta:character-count="168" meta:non-whitespace-character-count="139"/>
  </office:meta>
</office:document-meta>
</file>